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b66a" officeooo:paragraph-rsid="0019b6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</text:p>
      <text:p text:style-name="P1"/>
      <text:p text:style-name="P1">Example of Sring MVC project with </text:p>
      <text:p text:style-name="P1">- Thymeleaf +webjars (bulma as css framework), font-awesome</text:p>
      <text:p text:style-name="P1">- data-jpa</text:p>
      <text:p text:style-name="P1">- web</text:p>
      <text:p text:style-name="P1">- H2 + flyway, data loaded and db built from 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7:09:43.811914619</meta:creation-date>
    <dc:date>2021-11-15T17:13:41.746643473</dc:date>
    <meta:editing-duration>PT3M58S</meta:editing-duration>
    <meta:editing-cycles>1</meta:editing-cycles>
    <meta:document-statistic meta:table-count="0" meta:image-count="0" meta:object-count="0" meta:page-count="1" meta:paragraph-count="6" meta:word-count="30" meta:character-count="162" meta:non-whitespace-character-count="137"/>
    <meta:generator>LibreOffice/6.0.7.3$Linux_X86_64 LibreOffice_project/00m0$Build-3</meta:generator>
  </office:meta>
</office:document-meta>
</file>